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Lohit Hindi1" svg:font-family="'Lohit Hindi'"/>
    <style:font-face style:name="OpenSymbol" svg:font-family="OpenSymbol"/>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8.5cm" style:rel-column-width="32767*"/>
    </style:style>
    <style:style style:name="Tabelle1.B" style:family="table-column">
      <style:table-column-properties style:column-width="8.5cm" style:rel-column-width="32768*"/>
    </style:style>
    <style:style style:name="Tabelle1.A1" style:family="table-cell">
      <style:table-cell-properties fo:padding="0.097cm" fo:border-left="0.002cm solid #000000" fo:border-right="none" fo:border-top="0.002cm solid #000000" fo:border-bottom="0.002cm solid #000000"/>
    </style:style>
    <style:style style:name="Tabelle1.B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B2" style:family="table-cell">
      <style:table-cell-properties fo:padding="0.097cm" fo:border-left="0.002cm solid #000000" fo:border-right="0.002cm solid #000000" fo:border-top="none" fo:border-bottom="0.002cm solid #000000"/>
    </style:style>
    <style:style style:name="Tabelle2" style:family="table">
      <style:table-properties style:width="17.013cm" fo:margin-left="0cm" fo:margin-right="-0.012cm" table:align="margins"/>
    </style:style>
    <style:style style:name="Tabelle2.A" style:family="table-column">
      <style:table-column-properties style:column-width="2.699cm" style:rel-column-width="10395*"/>
    </style:style>
    <style:style style:name="Tabelle2.B" style:family="table-column">
      <style:table-column-properties style:column-width="4.128cm" style:rel-column-width="15899*"/>
    </style:style>
    <style:style style:name="Tabelle2.C" style:family="table-column">
      <style:table-column-properties style:column-width="10.186cm" style:rel-column-width="39241*"/>
    </style:style>
    <style:style style:name="Tabelle2.A1" style:family="table-cell">
      <style:table-cell-properties fo:padding="0.097cm" fo:border-left="0.002cm solid #000000" fo:border-right="none" fo:border-top="0.002cm solid #000000" fo:border-bottom="0.002cm solid #000000"/>
    </style:style>
    <style:style style:name="Tabelle2.C1" style:family="table-cell">
      <style:table-cell-properties fo:padding="0.097cm" fo:border="0.002cm solid #000000"/>
    </style:style>
    <style:style style:name="Tabelle2.A2" style:family="table-cell">
      <style:table-cell-properties fo:padding="0.097cm" fo:border-left="0.002cm solid #000000" fo:border-right="none" fo:border-top="none" fo:border-bottom="0.002cm solid #000000"/>
    </style:style>
    <style:style style:name="Tabelle2.B2" style:family="table-cell" style:data-style-name="N0">
      <style:table-cell-properties fo:padding="0.097cm" fo:border-left="0.002cm solid #000000" fo:border-right="none" fo:border-top="none" fo:border-bottom="0.002cm solid #000000"/>
    </style:style>
    <style:style style:name="Tabelle2.C2" style:family="table-cell">
      <style:table-cell-properties fo:padding="0.097cm" fo:border-left="0.002cm solid #000000" fo:border-right="0.002cm solid #000000" fo:border-top="none" fo:border-bottom="0.002cm solid #000000"/>
    </style:style>
    <style:style style:name="P1" style:family="paragraph" style:parent-style-name="Table_20_Contents">
      <style:paragraph-properties fo:text-align="justify" style:justify-single-word="false"/>
    </style:style>
    <style:style style:name="P2" style:family="paragraph" style:parent-style-name="Table_20_Contents">
      <style:paragraph-properties fo:text-align="center" style:justify-single-word="false"/>
    </style:style>
    <style:style style:name="P3" style:family="paragraph" style:parent-style-name="Standard">
      <style:paragraph-properties fo:text-align="justify" style:justify-single-word="false"/>
      <style:text-properties style:text-underline-style="none"/>
    </style:style>
    <style:style style:name="P4" style:family="paragraph" style:parent-style-name="Standard" style:list-style-name="L7">
      <style:paragraph-properties fo:text-align="justify" style:justify-single-word="false"/>
      <style:text-properties style:text-underline-style="none"/>
    </style:style>
    <style:style style:name="P5" style:family="paragraph" style:parent-style-name="Standard">
      <style:paragraph-properties fo:text-align="center" style:justify-single-word="false"/>
      <style:text-properties fo:font-size="15pt" style:text-underline-style="solid" style:text-underline-width="auto" style:text-underline-color="font-color" style:font-size-asian="15pt" style:font-size-complex="15pt"/>
    </style:style>
    <style:style style:name="P6" style:family="paragraph" style:parent-style-name="Standard">
      <style:paragraph-properties fo:text-align="center" style:justify-single-word="false"/>
      <style:text-properties fo:font-size="14pt" style:text-underline-style="none" style:font-size-asian="14pt" style:font-size-complex="14pt"/>
    </style:style>
    <style:style style:name="P7" style:family="paragraph" style:parent-style-name="Standard">
      <style:paragraph-properties fo:text-align="start" style:justify-single-word="false"/>
      <style:text-properties fo:font-size="14pt" style:text-underline-style="none" style:font-size-asian="14pt" style:font-size-complex="14pt"/>
    </style:style>
    <style:style style:name="P8" style:family="paragraph" style:parent-style-name="Standard">
      <style:paragraph-properties fo:text-align="start" style:justify-single-word="false"/>
      <style:text-properties fo:font-size="16pt" fo:font-weight="bold" style:font-size-asian="14pt" style:font-weight-asian="bold" style:font-size-complex="16pt" style:font-weight-complex="bold"/>
    </style:style>
    <style:style style:name="P9" style:family="paragraph" style:parent-style-name="Standard">
      <style:paragraph-properties fo:text-align="justify" style:justify-single-word="false"/>
      <style:text-properties fo:font-size="16pt" fo:font-weight="bold" style:font-size-asian="16pt" style:font-weight-asian="bold" style:font-size-complex="16pt" style:font-weight-complex="bold"/>
    </style:style>
    <style:style style:name="P10" style:family="paragraph" style:parent-style-name="Standard">
      <style:paragraph-properties fo:text-align="justify" style:justify-single-word="false"/>
      <style:text-properties fo:font-size="16pt" style:text-underline-style="none" fo:font-weight="bold" style:font-size-asian="14pt" style:font-weight-asian="bold" style:font-size-complex="16pt" style:font-weight-complex="bold"/>
    </style:style>
    <style:style style:name="P11" style:family="paragraph" style:parent-style-name="Standard">
      <style:paragraph-properties fo:text-align="start" style:justify-single-word="false"/>
    </style:style>
    <style:style style:name="P12" style:family="paragraph" style:parent-style-name="Standard" style:list-style-name="L5">
      <style:paragraph-properties fo:text-align="start" style:justify-single-word="false"/>
    </style:style>
    <style:style style:name="P13" style:family="paragraph" style:parent-style-name="Standard" style:list-style-name="L5">
      <style:paragraph-properties fo:text-align="start" style:justify-single-word="false"/>
      <style:text-properties fo:font-weight="bold" style:font-weight-asian="bold" style:font-weight-complex="bold"/>
    </style:style>
    <style:style style:name="P14" style:family="paragraph" style:parent-style-name="Standard" style:list-style-name="L5">
      <style:paragraph-properties fo:text-align="start" style:justify-single-word="false"/>
      <style:text-properties fo:font-weight="normal" style:font-weight-asian="normal" style:font-weight-complex="normal"/>
    </style:style>
    <style:style style:name="P15" style:family="paragraph" style:parent-style-name="Standard">
      <style:text-properties style:text-underline-style="solid" style:text-underline-width="auto" style:text-underline-color="font-color"/>
    </style:style>
    <style:style style:name="P16" style:family="paragraph" style:parent-style-name="Standard">
      <style:paragraph-properties fo:text-align="justify" style:justify-single-word="false"/>
      <style:text-properties style:text-underline-style="solid" style:text-underline-width="auto" style:text-underline-color="font-color"/>
    </style:style>
    <style:style style:name="P17" style:family="paragraph" style:parent-style-name="Standard">
      <style:paragraph-properties fo:text-align="justify" style:justify-single-word="false">
        <style:tab-stops/>
      </style:paragraph-properties>
      <style:text-properties style:text-underline-style="solid" style:text-underline-width="auto" style:text-underline-color="font-color"/>
    </style:style>
    <style:style style:name="P18" style:family="paragraph" style:parent-style-name="Standard">
      <style:paragraph-properties fo:text-align="justify" style:justify-single-word="false"/>
    </style:style>
    <style:style style:name="P19" style:family="paragraph" style:parent-style-name="Standard">
      <style:paragraph-properties fo:text-align="justify" style:justify-single-word="false">
        <style:tab-stops/>
      </style:paragraph-properties>
    </style:style>
    <style:style style:name="P20" style:family="paragraph" style:parent-style-name="Standard" style:list-style-name="L6">
      <style:paragraph-properties fo:text-align="justify" style:justify-single-word="false"/>
    </style:style>
    <style:style style:name="P21" style:family="paragraph" style:parent-style-name="Standard" style:list-style-name="L6">
      <style:paragraph-properties fo:text-align="justify" style:justify-single-word="false"/>
      <style:text-properties style:font-name="Times New Roman"/>
    </style:style>
    <style:style style:name="P22" style:family="paragraph" style:parent-style-name="Standard">
      <style:paragraph-properties fo:text-align="justify" style:justify-single-word="false"/>
      <style:text-properties fo:font-size="12pt" style:text-underline-style="none" fo:font-weight="normal" style:font-size-asian="10.5pt" style:font-weight-asian="normal" style:font-size-complex="12pt" style:font-weight-complex="normal"/>
    </style:style>
    <style:style style:name="P23" style:family="paragraph" style:parent-style-name="Standard" style:list-style-name="L2">
      <style:paragraph-properties fo:margin-left="0cm" fo:margin-right="0cm" fo:text-align="center" style:justify-single-word="false" fo:text-indent="0cm" style:auto-text-indent="false">
        <style:tab-stops/>
      </style:paragraph-properties>
      <style:text-properties fo:font-size="18pt" style:text-underline-style="solid" style:text-underline-width="auto" style:text-underline-color="font-color" style:font-size-asian="18pt" style:font-size-complex="18pt"/>
    </style:style>
    <style:style style:name="P24" style:family="paragraph" style:parent-style-name="Standard" style:list-style-name="L2">
      <style:paragraph-properties fo:margin-left="0cm" fo:margin-right="0cm" fo:text-align="center" style:justify-single-word="false" fo:text-indent="0cm" style:auto-text-indent="false">
        <style:tab-stops/>
      </style:paragraph-properties>
      <style:text-properties fo:font-size="18pt" style:text-underline-style="none" style:font-size-asian="18pt" style:font-size-complex="18pt"/>
    </style:style>
    <style:style style:name="P25" style:family="paragraph" style:parent-style-name="Standard">
      <style:paragraph-properties fo:margin-left="0cm" fo:margin-right="0cm" fo:text-align="justify" style:justify-single-word="false" fo:text-indent="0cm" style:auto-text-indent="false">
        <style:tab-stops>
          <style:tab-stop style:position="0.714cm"/>
        </style:tab-stops>
      </style:paragraph-properties>
    </style:style>
    <style:style style:name="P26" style:family="paragraph" style:parent-style-name="Standard">
      <style:paragraph-properties fo:margin-left="0cm" fo:margin-right="0cm" fo:text-align="justify" style:justify-single-word="false" fo:text-indent="0cm" style:auto-text-indent="false">
        <style:tab-stops>
          <style:tab-stop style:position="-1.27cm"/>
        </style:tab-stops>
      </style:paragraph-properties>
    </style:style>
    <style:style style:name="P27" style:family="paragraph" style:parent-style-name="Standard">
      <style:paragraph-properties fo:margin-left="0cm" fo:margin-right="0cm" fo:text-align="justify" style:justify-single-word="false" fo:text-indent="0cm" style:auto-text-indent="false">
        <style:tab-stops>
          <style:tab-stop style:position="0cm"/>
        </style:tab-stops>
      </style:paragraph-properties>
    </style:style>
    <style:style style:name="P28" style:family="paragraph" style:parent-style-name="Standard">
      <style:paragraph-properties fo:margin-left="0cm" fo:margin-right="0cm" fo:text-align="justify" style:justify-single-word="false" fo:text-indent="0cm" style:auto-text-indent="false">
        <style:tab-stops/>
      </style:paragraph-properties>
    </style:style>
    <style:style style:name="P29" style:family="paragraph" style:parent-style-name="Standard">
      <style:paragraph-properties fo:margin-left="0cm" fo:margin-right="0cm" fo:text-align="justify" style:justify-single-word="false" fo:text-indent="0cm" style:auto-text-indent="false">
        <style:tab-stops/>
      </style:paragraph-properties>
      <style:text-properties style:text-underline-style="solid" style:text-underline-width="auto" style:text-underline-color="font-color"/>
    </style:style>
    <style:style style:name="P30" style:family="paragraph" style:parent-style-name="Standard">
      <style:paragraph-properties fo:text-align="start" style:justify-single-word="false" fo:break-before="page"/>
    </style:style>
    <style:style style:name="P31" style:family="paragraph" style:parent-style-name="Standard">
      <style:paragraph-properties fo:text-align="start" style:justify-single-word="false" fo:break-before="page"/>
      <style:text-properties fo:font-size="18pt" style:font-size-asian="15.75pt" style:font-size-complex="18pt"/>
    </style:style>
    <style:style style:name="P32" style:family="paragraph" style:parent-style-name="Standard">
      <style:paragraph-properties fo:text-align="justify" style:justify-single-word="false" fo:break-before="page"/>
      <style:text-properties fo:font-size="16pt" fo:font-weight="bold" style:font-size-asian="16pt" style:font-weight-asian="bold" style:font-size-complex="16pt" style:font-weight-complex="bold"/>
    </style:style>
    <style:style style:name="P33" style:family="paragraph" style:parent-style-name="Standard">
      <style:paragraph-properties fo:text-align="justify" style:justify-single-word="false" fo:break-before="page"/>
      <style:text-properties fo:font-size="16pt" fo:font-weight="bold" style:font-size-asian="14pt" style:font-weight-asian="bold" style:font-size-complex="16pt" style:font-weight-complex="bold"/>
    </style:style>
    <style:style style:name="P34" style:family="paragraph" style:parent-style-name="Standard">
      <style:paragraph-properties fo:margin-left="1.164cm" fo:margin-right="0cm" fo:text-align="justify" style:justify-single-word="false" fo:text-indent="-1.138cm" style:auto-text-indent="false">
        <style:tab-stops/>
      </style:paragraph-properties>
    </style:style>
    <style:style style:name="P35" style:family="paragraph" style:parent-style-name="Standard">
      <style:paragraph-properties fo:margin-left="1.164cm" fo:margin-right="0cm" fo:text-align="justify" style:justify-single-word="false" fo:text-indent="0.767cm" style:auto-text-indent="false">
        <style:tab-stops>
          <style:tab-stop style:position="0.714cm"/>
        </style:tab-stops>
      </style:paragraph-properties>
    </style:style>
    <style:style style:name="P36" style:family="paragraph" style:parent-style-name="Standard" style:list-style-name="L8">
      <style:paragraph-properties fo:margin-left="1.164cm" fo:margin-right="0cm" fo:text-align="justify" style:justify-single-word="false" fo:text-indent="0.767cm" style:auto-text-indent="false">
        <style:tab-stops>
          <style:tab-stop style:position="0.714cm"/>
        </style:tab-stops>
      </style:paragraph-properties>
    </style:style>
    <style:style style:name="P37" style:family="paragraph" style:parent-style-name="Standard">
      <style:paragraph-properties fo:margin-left="1.164cm" fo:margin-right="0cm" fo:text-align="justify" style:justify-single-word="false" fo:text-indent="0cm" style:auto-text-indent="false">
        <style:tab-stops>
          <style:tab-stop style:position="0.714cm"/>
        </style:tab-stops>
      </style:paragraph-properties>
    </style:style>
    <style:style style:name="P38" style:family="paragraph" style:parent-style-name="Standard" style:list-style-name="L10">
      <style:paragraph-properties fo:margin-left="0cm" fo:margin-right="0cm" fo:text-align="justify" style:justify-single-word="false" fo:text-indent="1.879cm" style:auto-text-indent="false">
        <style:tab-stops>
          <style:tab-stop style:position="0cm"/>
        </style:tab-stops>
      </style:paragraph-properties>
    </style:style>
    <style:style style:name="P39" style:family="paragraph" style:parent-style-name="Standard" style:list-style-name="L9">
      <style:paragraph-properties fo:margin-left="0cm" fo:margin-right="0cm" fo:text-align="justify" style:justify-single-word="false" fo:text-indent="1.879cm" style:auto-text-indent="false">
        <style:tab-stops>
          <style:tab-stop style:position="1.879cm"/>
        </style:tab-stops>
      </style:paragraph-properties>
    </style:style>
    <style:style style:name="P40" style:family="paragraph" style:parent-style-name="Standard">
      <style:paragraph-properties fo:margin-left="2.54cm" fo:margin-right="0cm" fo:text-align="justify" style:justify-single-word="false" fo:text-indent="-0.741cm" style:auto-text-indent="false">
        <style:tab-stops>
          <style:tab-stop style:position="0cm"/>
        </style:tab-stops>
      </style:paragraph-properties>
    </style:style>
    <style:style style:name="P41" style:family="paragraph" style:parent-style-name="Standard" style:list-style-name="L10">
      <style:paragraph-properties fo:margin-left="2.54cm" fo:margin-right="0cm" fo:text-align="justify" style:justify-single-word="false" fo:text-indent="-0.741cm" style:auto-text-indent="false">
        <style:tab-stops>
          <style:tab-stop style:position="0cm"/>
        </style:tab-stops>
      </style:paragraph-properties>
    </style:style>
    <style:style style:name="P42" style:family="paragraph" style:parent-style-name="Standard">
      <style:paragraph-properties fo:margin-left="1.323cm" fo:margin-right="0cm" fo:text-align="justify" style:justify-single-word="false" fo:text-indent="-1.27cm" style:auto-text-indent="false">
        <style:tab-stops>
          <style:tab-stop style:position="-1.27cm"/>
        </style:tab-stops>
      </style:paragraph-properties>
    </style:style>
    <style:style style:name="P43" style:family="paragraph" style:parent-style-name="Standard">
      <style:paragraph-properties fo:margin-left="2.566cm" fo:margin-right="0cm" fo:text-align="justify" style:justify-single-word="false" fo:text-indent="-0.794cm" style:auto-text-indent="false">
        <style:tab-stops>
          <style:tab-stop style:position="-1.27cm"/>
        </style:tab-stops>
      </style:paragraph-properties>
    </style:style>
    <style:style style:name="P44" style:family="paragraph" style:parent-style-name="Standard" style:list-style-name="L11">
      <style:paragraph-properties fo:margin-left="2.566cm" fo:margin-right="0cm" fo:text-align="justify" style:justify-single-word="false" fo:text-indent="-0.794cm" style:auto-text-indent="false">
        <style:tab-stops>
          <style:tab-stop style:position="-1.27cm"/>
        </style:tab-stops>
      </style:paragraph-properties>
    </style:style>
    <style:style style:name="P45" style:family="paragraph" style:parent-style-name="Standard">
      <style:paragraph-properties fo:margin-left="1.138cm" fo:margin-right="0cm" fo:text-align="justify" style:justify-single-word="false" fo:text-indent="-1.164cm" style:auto-text-indent="false">
        <style:tab-stops/>
      </style:paragraph-properties>
    </style:style>
    <style:style style:name="P46" style:family="paragraph" style:parent-style-name="Standard">
      <style:paragraph-properties fo:margin-left="1.217cm" fo:margin-right="0cm" fo:text-align="justify" style:justify-single-word="false" fo:text-indent="0cm" style:auto-text-indent="false">
        <style:tab-stops>
          <style:tab-stop style:position="-1.27cm"/>
        </style:tab-stops>
      </style:paragraph-properties>
    </style:style>
    <style:style style:name="P47" style:family="paragraph" style:parent-style-name="Standard">
      <style:paragraph-properties fo:margin-left="1.27cm" fo:margin-right="0cm" fo:text-align="justify" style:justify-single-word="false" fo:text-indent="0cm" style:auto-text-indent="false">
        <style:tab-stops/>
      </style:paragraph-properties>
    </style:style>
    <style:style style:name="T1" style:family="text">
      <style:text-properties fo:font-size="16pt" fo:font-weight="bold" style:font-size-asian="14pt" style:font-weight-asian="bold" style:font-size-complex="16pt" style:font-weight-complex="bol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style:num-prefix=" " style:num-suffix=" "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style:num-prefix=" "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prefix=" "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prefix=" "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prefix=" " style:num-suffix=" "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style:num-prefix=" " style:num-suffix=" "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style:num-prefix=" "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prefix=" "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prefix=" "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prefix=" " style:num-suffix=" "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list xml:id="list1432886159" text:style-name="L2">
        <text:list-item>
          <text:list>
            <text:list-item>
              <text:list>
                <text:list-item>
                  <text:list>
                    <text:list-header>
                      <text:p text:style-name="P23">2. Projekt Mikroprozessoren und Mikroprogrammierung SS11</text:p>
                      <text:p text:style-name="P24"/>
                    </text:list-header>
                  </text:list>
                </text:list-item>
              </text:list>
            </text:list-item>
          </text:list>
        </text:list-item>
      </text:list>
      <text:p text:style-name="P6">Die Musikalische Eieruhr MkII</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tab/><text:tab/><text:tab/><text:tab/><text:tab/><text:tab/>Mitwirkende:<text:tab/>Franz Köstner</text:p>
      <text:p text:style-name="P7"><text:tab/><text:tab/><text:tab/><text:tab/><text:tab/><text:tab/><text:tab/><text:tab/><text:tab/>Hans-Christian Heinz</text:p>
      <text:p text:style-name="P7"><text:tab/><text:tab/><text:tab/><text:tab/><text:tab/><text:tab/>Datum:<text:tab/><text:tab/>Leipzig, den 25.07.2011</text:p>
      <text:p text:style-name="P30"/>
      <text:p text:style-name="P8">Inhaltsverzeichnis</text:p>
      <text:p text:style-name="P11"/>
      <text:list xml:id="list384143481" text:style-name="L5">
        <text:list-item>
          <text:p text:style-name="P13">Einleitung</text:p>
          <text:list>
            <text:list-item>
              <text:p text:style-name="P14">Aufgabenstellung</text:p>
            </text:list-item>
            <text:list-item>
              <text:p text:style-name="P14">Projektbeschreibung</text:p>
              <text:p text:style-name="P14"/>
            </text:list-item>
          </text:list>
        </text:list-item>
        <text:list-item>
          <text:p text:style-name="P13">Systembeschreibung</text:p>
          <text:list>
            <text:list-item>
              <text:p text:style-name="P12">Systemparameter und verwendete Bauteile</text:p>
            </text:list-item>
            <text:list-item>
              <text:p text:style-name="P12">Initialisierung verwendeter Bauteile</text:p>
            </text:list-item>
            <text:list-item>
              <text:p text:style-name="P12">Ablaufbeschreibung</text:p>
            </text:list-item>
            <text:list-item>
              <text:p text:style-name="P12">Programmierkonzept</text:p>
            </text:list-item>
            <text:list-item>
              <text:p text:style-name="P12">Mikroprogrammcode</text:p>
              <text:p text:style-name="P12"/>
            </text:list-item>
          </text:list>
        </text:list-item>
        <text:list-item>
          <text:p text:style-name="P13">Benutzeranleitung</text:p>
          <text:list>
            <text:list-item>
              <text:p text:style-name="P12">UI</text:p>
            </text:list-item>
            <text:list-item>
              <text:p text:style-name="P12">Beispiel</text:p>
              <text:p text:style-name="P12"/>
            </text:list-item>
          </text:list>
        </text:list-item>
        <text:list-item>
          <text:p text:style-name="P13">Nachwort</text:p>
          <text:list>
            <text:list-item>
              <text:p text:style-name="P12">Aufgetretene Probleme</text:p>
            </text:list-item>
            <text:list-item>
              <text:p text:style-name="P12">Persönlicher Kommentar</text:p>
              <text:p text:style-name="P12"/>
            </text:list-item>
          </text:list>
        </text:list-item>
        <text:list-item>
          <text:p text:style-name="P13">Anhang</text:p>
          <text:p text:style-name="P12"/>
        </text:list-item>
      </text:list>
      <text:p text:style-name="P31">1. <text:span text:style-name="T1">Einleitung</text:span></text:p>
      <text:p text:style-name="P11"/>
      <text:p text:style-name="P15">1.1 Aufgabenstellung:</text:p>
      <text:p text:style-name="Standard"/>
      <text:p text:style-name="Standard">Entwerfen und implementieren sie ein Mikroprogrammsteuerwerk. Realisieren sie dabei das Steuerwerk durch einen Z80 mit zugehöriger Peripherie. Das Thema des Projektes steht zur freien Auswahl.</text:p>
      <text:p text:style-name="Standard"/>
      <text:p text:style-name="P15">1.2 Projektbeschreibung:</text:p>
      <text:p text:style-name="Standard"/>
      <text:p text:style-name="Standard">Das Projekt besteht in der Fortführung und Verbesserung der bereits im Vorgängerprojekt entwickelten Musikalischen Eieruhr. Dazu wurde diesmal allerdings statt eines EEPROMs ein Z80-Mikroprozessor <text:s text:c="2"/>samt Peripherie als Grundlage benutzt. Dies ermöglicht eine verbesserte Funktion durch die Vielseitigkeit des Prozessors.</text:p>
      <text:p text:style-name="Standard"/>
      <text:p text:style-name="Standard">Die Zielstellung besteht darin, <text:s/>dass mit dem Z80-Board eine Eieruhr zu realisieren. Diese soll wie eine gewöhnliche Eieruhr einen Alarm ertönen lassen, sobald die eingestellte Zeit abgelaufen ist. Im Gegensatz zu einer solchen Eieruhr soll bis zum Alarm eine Melodie abgespielt werden.</text:p>
      <text:p text:style-name="Standard">Die einstellbare Zeit soll dabei maximal 15 Minuten betragen und die Abstufung soll in Minutenschritten erfolgen. Zur Ausgabe der Minuten <text:s/>soll eine Doppel-7-Segmentanzeige dienen.</text:p>
      <text:p text:style-name="P32">2. Systembeschreibung</text:p>
      <text:p text:style-name="P9"/>
      <text:p text:style-name="P16">2.1 Systemparameter und verwendete Bauteile</text:p>
      <text:p text:style-name="P18"/>
      <text:list xml:id="list708351529" text:style-name="L6">
        <text:list-item>
          <text:p text:style-name="P20">Versorgung: 5V, 700mA</text:p>
        </text:list-item>
        <text:list-item>
          <text:p text:style-name="P20">1x Z80-Mikroprozessor</text:p>
        </text:list-item>
        <text:list-item>
          <text:p text:style-name="P20">2x PIOs</text:p>
        </text:list-item>
        <text:list-item>
          <text:p text:style-name="P20">1x CTC</text:p>
        </text:list-item>
        <text:list-item>
          <text:p text:style-name="P20">1x ROM</text:p>
        </text:list-item>
        <text:list-item>
          <text:p text:style-name="P20">1x RAM</text:p>
        </text:list-item>
        <text:list-item>
          <text:p text:style-name="P20">1 x 1Mhz Taktgenerator</text:p>
        </text:list-item>
        <text:list-item>
          <text:p text:style-name="P21">1 x GAL 16V8D als Adressdecoder</text:p>
        </text:list-item>
        <text:list-item>
          <text:p text:style-name="P21">1x VQE 24 7-Segmentanzeige</text:p>
        </text:list-item>
        <text:list-item>
          <text:p text:style-name="P21">1x D174 D-FF mit statischem Setz- und Rücksetzeingang</text:p>
        </text:list-item>
        <text:list-item>
          <text:p text:style-name="P21">div. Schalter, Widerstände und Kondensatoren (siehe Schaltplan)</text:p>
        </text:list-item>
        <text:list-item>
          <text:p text:style-name="P21">Bontempi ETK MK 2411_N</text:p>
        </text:list-item>
      </text:list>
      <text:p text:style-name="P18"/>
      <text:p text:style-name="P17">2.2 Initialisierung verwendeter Bauteile</text:p>
      <text:p text:style-name="P17"/>
      <text:p text:style-name="P19"/>
      <text:p text:style-name="P45">Z80:<text:tab/>Interruptmodus wurde auf Mode 2 (Vollvektorisiert) gesetzt und das I-Register, welches als Highbyte bei der Interruptauswertung verwendet wird, wurde auf 7Fh, die letzte Seite des ROM-Speichers, gesetzt.</text:p>
      <text:p text:style-name="P19"/>
      <text:p text:style-name="P34">CTC: Die CTC wurde so initialisiert, dass Kanal 0 als Zeitgeber für Kanal 1 fungiert. Dieser arbeitet im Zählermodus und löst so alle 0.2 einen Interrupt aus. Dieser dient als Takt für <text:s/>die Tonausgabe. Die verwendeten Parameter sind:</text:p>
      <text:p text:style-name="P34"><text:tab/>Für Kanal 0:</text:p>
      <text:list xml:id="list1165070688" text:style-name="L8">
        <text:list-item>
          <text:list>
            <text:list-item>
              <text:list>
                <text:list-item>
                  <text:p text:style-name="P36">Kein Interrupt</text:p>
                </text:list-item>
                <text:list-item>
                  <text:p text:style-name="P36">Betriebsart Zeitgeber</text:p>
                </text:list-item>
                <text:list-item>
                  <text:p text:style-name="P36">Vorteilerfaktor: 256</text:p>
                </text:list-item>
                <text:list-item>
                  <text:p text:style-name="P36">Fallende Triggerflanke</text:p>
                </text:list-item>
                <text:list-item>
                  <text:p text:style-name="P36">Triggerung durch internen T2-Zyklus</text:p>
                </text:list-item>
                <text:list-item>
                  <text:p text:style-name="P36">Zeitkonstante: 256</text:p>
                </text:list-item>
                <text:list-item>
                  <text:p text:style-name="P36">Rücksetzen</text:p>
                </text:list-item>
                <text:list-item>
                  <text:p text:style-name="P36">Kanalsteuerwort</text:p>
                  <text:p text:style-name="P36">Für Kanal 1:</text:p>
                </text:list-item>
                <text:list-item>
                  <text:p text:style-name="P36">Interrupt aktiviert</text:p>
                </text:list-item>
                <text:list-item>
                  <text:p text:style-name="P36">Betriebsart Zählermodus</text:p>
                </text:list-item>
                <text:list-item>
                  <text:p text:style-name="P36">Vorteilerfaktor 16</text:p>
                </text:list-item>
                <text:list-item>
                  <text:p text:style-name="P36">Steigende Triggerflanke</text:p>
                </text:list-item>
                <text:list-item>
                  <text:p text:style-name="P36">Externe Triggerung (durch Kanal 0)</text:p>
                </text:list-item>
                <text:list-item>
                  <text:p text:style-name="P36">Zeitkonstante: 3</text:p>
                </text:list-item>
                <text:list-item>
                  <text:p text:style-name="P36">Rücksetzen</text:p>
                </text:list-item>
                <text:list-item>
                  <text:p text:style-name="P36">Kanalsteuerwort</text:p>
                </text:list-item>
              </text:list>
            </text:list-item>
          </text:list>
        </text:list-item>
      </text:list>
      <text:p text:style-name="P35"/>
      <text:p text:style-name="P37">Kanal 2 und 3 sind mittels Kanalsteuerwort 00000011 deaktiviert.</text:p>
      <text:p text:style-name="P37"/>
      <text:p text:style-name="P25">PIO1:<text:tab/>Kanal A dient zur Ausgabe der Töne und Kanal B zur Aufnahme der Tastensignale.</text:p>
      <text:p text:style-name="P25"><text:soft-page-break/><text:tab/><text:tab/>Kanal A:</text:p>
      <text:list xml:id="list1086334600" text:style-name="L9">
        <text:list-item>
          <text:list>
            <text:list-item>
              <text:p text:style-name="P39">Betriebsartauswahl: 0Fh – Byteausgabe</text:p>
            </text:list-item>
          </text:list>
        </text:list-item>
      </text:list>
      <text:p text:style-name="P27"><text:tab/>Kanal B: </text:p>
      <text:list xml:id="list1321721641" text:style-name="L10">
        <text:list-item>
          <text:list>
            <text:list-item>
              <text:p text:style-name="P38">Betriebsartauswahl: CFh – Bitbetrieb</text:p>
            </text:list-item>
            <text:list-item>
              <text:p text:style-name="P38">I/O-Wahlwort 0Fh – alle Pins auf Eingang</text:p>
            </text:list-item>
            <text:list-item>
              <text:p text:style-name="P41">Interruptsteuerwort: 10110111 für aktivierten Interrupt, Oder-Logik, reagieren auf High-Signale, folgende Bitmaske</text:p>
            </text:list-item>
            <text:list-item>
              <text:p text:style-name="P41">Bitmaske: 00h – alle Eingänge werden berücksichtigt</text:p>
            </text:list-item>
          </text:list>
        </text:list-item>
      </text:list>
      <text:p text:style-name="P40"/>
      <text:p text:style-name="P42">PIO2: Dient zur Ansteuerung der 7-Segmentanzeige, Kanal A gibt dabei die 1er-Schritte aus, Kanal <text:s/>B die 10er-Schritte.</text:p>
      <text:p text:style-name="P42"><text:tab/>Kanal A&amp;B:</text:p>
      <text:list xml:id="list1453835396" text:style-name="L11">
        <text:list-item>
          <text:list>
            <text:list-item>
              <text:p text:style-name="P44">Betriebsartauswahl: 0Fh – Byteausgabe </text:p>
            </text:list-item>
          </text:list>
        </text:list-item>
      </text:list>
      <text:p text:style-name="P43"/>
      <text:p text:style-name="P26">Adressdecoder:</text:p>
      <text:p text:style-name="P46">Der Adressdecoder wurde so programmiert, dass wenn ein Low-Signal an MREQ ausgegeben wird, A15 der Z80 darüber entscheidet ob der RAM oder der ROM angesprochen wird. Führt A15 Low -Signal bekommt der ROM ein chipenable, ansonsten bekommt der RAM eins. <text:s/></text:p>
      <text:p text:style-name="P46">Wenn MREQ ein High-Signal sendet, entscheiden die Pins A4, A5 und A6 darüber ob die CTC, die PIO1 oder die PIO2 ansgesprochen wird. Pin A4 ist dabei der CTC, A5 der PIO1 und A6 der PIO2 zugeordnet. Sollten mehrere dieser Pins gleichzeitig aktiv sein, wird keines der Bauteile angesprochen.</text:p>
      <text:p text:style-name="P46"/>
      <text:p text:style-name="P29">2.3 Interruptbehandlung</text:p>
      <text:p text:style-name="P28"/>
      <text:p text:style-name="P28">CTC:</text:p>
      <text:p text:style-name="P47">Wenn die CTC einen Interrupt auslöst, wird die Anzeige gegebenenfalls aktualisiert und der nächste Ton der einprogrammierten Melodie ausgegeben.</text:p>
      <text:p text:style-name="P28"/>
      <text:p text:style-name="P28"/>
      <text:p text:style-name="P17">2.3 Automatenbeschreibung</text:p>
      <text:p text:style-name="P19"/>
      <text:p text:style-name="P18">Das Mikrosteuerwerk ist als naives, rein serielles und zweiflankengesteuertes Steuerwerk implementiert. Die Anweisungen sind wie folgt codiert:</text:p>
      <text:p text:style-name="P18"><text:tab/></text:p>
      <table:table table:name="Tabelle1" table:style-name="Tabelle1">
        <table:table-column table:style-name="Tabelle1.A"/>
        <table:table-column table:style-name="Tabelle1.B"/>
        <table:table-row>
          <table:table-cell table:style-name="Tabelle1.A1" office:value-type="string">
            <text:p text:style-name="P1">Bits</text:p>
          </table:table-cell>
          <table:table-cell table:style-name="Tabelle1.B1" office:value-type="string">
            <text:p text:style-name="P1">Beschreibung</text:p>
          </table:table-cell>
        </table:table-row>
        <table:table-row>
          <table:table-cell table:style-name="Tabelle1.A2" office:value-type="string">
            <text:p text:style-name="P1">Bit 0 bis 7</text:p>
          </table:table-cell>
          <table:table-cell table:style-name="Tabelle1.B2" office:value-type="string">
            <text:p text:style-name="P1">Nächster Zustand oder Ton </text:p>
          </table:table-cell>
        </table:table-row>
        <table:table-row>
          <table:table-cell table:style-name="Tabelle1.A2" office:value-type="string">
            <text:p text:style-name="P1">Bit 8</text:p>
          </table:table-cell>
          <table:table-cell table:style-name="Tabelle1.B2" office:value-type="string">
            <text:p text:style-name="P1">0 neue Zähladresse</text:p>
            <text:p text:style-name="P1">1 nächster Ton</text:p>
            <text:p text:style-name="P1"><text:s/>= Takt</text:p>
          </table:table-cell>
        </table:table-row>
        <table:table-row>
          <table:table-cell table:style-name="Tabelle1.A2" office:value-type="string">
            <text:p text:style-name="P1">Bit 9 und 10</text:p>
          </table:table-cell>
          <table:table-cell table:style-name="Tabelle1.B2" office:value-type="string">
            <text:p text:style-name="P1">Bieten die Möglichkeit andere Lieder anzusteuern (im Speicher nicht benutzt)</text:p>
          </table:table-cell>
        </table:table-row>
        <table:table-row>
          <table:table-cell table:style-name="Tabelle1.A2" office:value-type="string">
            <text:p text:style-name="P1">Bit 11</text:p>
          </table:table-cell>
          <table:table-cell table:style-name="Tabelle1.B2" office:value-type="string">
            <text:p text:style-name="P1">Reset (Überdeckt alle Anderen Anweisungen)</text:p>
          </table:table-cell>
        </table:table-row>
      </table:table>
      <text:p text:style-name="P18"/>
      <text:p text:style-name="P18">Das Steuerwerk ist als Moore-Automat realisiert und hat folgende Zustände:</text:p>
      <text:p text:style-name="P18"/>
      <table:table table:name="Tabelle2" table:style-name="Tabelle2">
        <table:table-column table:style-name="Tabelle2.A"/>
        <table:table-column table:style-name="Tabelle2.B"/>
        <table:table-column table:style-name="Tabelle2.C"/>
        <table:table-row>
          <table:table-cell table:style-name="Tabelle2.A1" office:value-type="string">
            <text:p text:style-name="P1">Zustand</text:p>
          </table:table-cell>
          <table:table-cell table:style-name="Tabelle2.A1" office:value-type="string">
            <text:p text:style-name="P2">Speicherbereich</text:p>
          </table:table-cell>
          <table:table-cell table:style-name="Tabelle2.C1" office:value-type="string">
            <text:p text:style-name="P1">Beschreibung</text:p>
          </table:table-cell>
        </table:table-row>
        <table:table-row>
          <table:table-cell table:style-name="Tabelle2.A2" office:value-type="string">
            <text:p text:style-name="P1">Warten</text:p>
          </table:table-cell>
          <table:table-cell table:style-name="Tabelle2.B2" office:value-type="float" office:value="0">
            <text:p text:style-name="P2">0</text:p>
          </table:table-cell>
          <table:table-cell table:style-name="Tabelle2.C2" office:value-type="string">
            <text:p text:style-name="P1">Haltemodus und letzter Zustand nach dem Zählen.</text:p>
          </table:table-cell>
        </table:table-row>
        <text:soft-page-break/>
        <table:table-row>
          <table:table-cell table:style-name="Tabelle2.A2" office:value-type="string">
            <text:p text:style-name="P1">Reset</text:p>
          </table:table-cell>
          <table:table-cell table:style-name="Tabelle2.A2" office:value-type="string">
            <text:p text:style-name="P2">2048 - 4095</text:p>
          </table:table-cell>
          <table:table-cell table:style-name="Tabelle2.C2" office:value-type="string">
            <text:p text:style-name="P1">Setzt den Automat in den Zustand Warten.</text:p>
          </table:table-cell>
        </table:table-row>
        <table:table-row>
          <table:table-cell table:style-name="Tabelle2.A2" office:value-type="string">
            <text:p text:style-name="P1">Zählen/Töne</text:p>
          </table:table-cell>
          <table:table-cell table:style-name="Tabelle2.A2" office:value-type="string">
            <text:p text:style-name="P2">1 - 2047</text:p>
          </table:table-cell>
          <table:table-cell table:style-name="Tabelle2.C2" office:value-type="string">
            <text:p text:style-name="P1">Zählt eine vorgegebene Zeit lang und gibt zu entsprechenden Zeiten einen Ton aus.</text:p>
          </table:table-cell>
        </table:table-row>
      </table:table>
      <text:p text:style-name="P19"/>
      <text:p text:style-name="P19">Mit der Betätigung von SET wird über einen achtfachen 2:1 Multiplexer der am DIP-Schalter eingestellte Wert vom Befehlslatch übernommen. Durch Loslassen des Set-Schalters wird der Multiplexer seinen zweiten Zustand gebracht, welcher die Ausgabe des EPROMs auf das Befehlslatch legt.</text:p>
      <text:p text:style-name="P19">Mit der fallenden Taktflanke des Systemtaktes wird die im Speicher abgelegte Adresse des nächsten Systemzustands abgerufen und in das Befehlslatch gepuffert. Die steigende Taktflanke bewirkt einen Zustandswechsel zu dem korrespondierenden im Speicher abgelegten Ton, der im Ausgabelatch gepuffert und von diesem direkt an das ETK-Interface weitergeleitet wird. Mit nächsten fallenden Taktflanke wird wieder in den Speicherblock mit den Systemzuständen gewechselt und der Folgezustand aufgerufen, bis der Automat im Wartezustand angekommen ist und in diesem verharrt.</text:p>
      <text:p text:style-name="P19"/>
      <text:p text:style-name="P17">2. 3 Programmierkonzept</text:p>
      <text:p text:style-name="P19"/>
      <text:p text:style-name="P18">Der Speicher wird sowohl als Zähler als auch als Speicher für die Töne verwendet. Daher ist das Adressbit 8 mit dem Takt belegt. Dies bewirkt, dass ein Latch bei hoher Taktflanke die Adresse für die nächste Zählzeit erhält und bei niedriger Taktflanke ein zweites Latch den auszugebenden Ton erhält. </text:p>
      <text:p text:style-name="P18"/>
      <text:p text:style-name="P18">Auf dem Adressbit 11 des Speichers liegt immer ein Low-Signal an, bis man einen Taster betätigt, wodurch der Speicher in den Wartezustand springt. Dieser Taster dient damit als Reset.</text:p>
      <text:p text:style-name="P18">Die Adressbits 9 und 10 sind frei und dauerhaft auf Low-Signal gelegt. Sie könnten verwendet werden, um weitere Lieder auszuwählen oder um die Dauer der Laufzeit der Eieruhr zu erhöhen. Letzteres wäre aber ein auch ein starker Eingriff in die Universalität der Schaltung als Steuerwerk.</text:p>
      <text:p text:style-name="P18">Die Tonausgabe wird über ein ETK realisiert.</text:p>
      <text:p text:style-name="P16"/>
      <text:p text:style-name="P16">2.4 Prinzipschaltbild und Schaltplan</text:p>
      <text:p text:style-name="P3"/>
      <text:p text:style-name="P3"><text:tab/>siehe Anhang</text:p>
      <text:p text:style-name="P3"/>
      <text:p text:style-name="P16">2.5 Speicherinhalt</text:p>
      <text:p text:style-name="P3"/>
      <text:p text:style-name="P3"><text:tab/>siehe Anhang</text:p>
      <text:p text:style-name="P18"/>
      <text:p text:style-name="P18"><text:line-break/></text:p>
      <text:p text:style-name="P33">3. Benutzeranleitung<text:tab/></text:p>
      <text:p text:style-name="P18"/>
      <text:p text:style-name="P16">3.1 UI</text:p>
      <text:p text:style-name="P16"/>
      <text:p text:style-name="P3">Das User-Interface ist sehr einfach gehalten und besteht nur aus 2 Knöpfen für Reset und Set, einem DIP-Schalter, 2 LED-Arrays <text:s/>und einem für die direkte Ansprache von 8 verschiendenen Tönen über ein Eigenbau-Interface modifizertes ETK.</text:p>
      <text:p text:style-name="P3"/>
      <text:p text:style-name="P3">Der Nutzer stellt mittels des DIP-Schalters die gewünschte Startzelle binär ein, wobei die Berechung derselben aus der gewünschten Laufzeit durch den Nutzer unter Beachtung des <text:s/>Systemtaktes von etwa 4,5027 Hz als kleine Fingerübung selber zu leisten ist.</text:p>
      <text:p text:style-name="P3"/>
      <text:p text:style-name="P16">3.2 Beispiel</text:p>
      <text:p text:style-name="P3"/>
      <text:p text:style-name="P3">Nach dem Einschalten der Stromversorgung wird der Resetschalter betätigt um ein konsistentes Systemverhalten zu gewährleisten. Danach wird das 8. Element des DIP-Schalters in die „-“ Stellung gebracht und die restlichen Elemente auf der „0“-Stellung belassen. Schließlich wird der Set-Schalter direkt neben dem „Mäuseklavier“ betätigt um die Uhr zu starten. Die Laufzeit in diesem Beispiel errechnet sich aus der eingestellten Zelle (127) * Systemtakt und beträgt etwa <text:s text:c="6"/>25 Sekunden.</text:p>
      <text:p text:style-name="P3">Der Fortschritt der Uhr kann auf dem peripheren LED-Array verfolgt werden, während die Tonausgabe auditiv über das ETK und visuell über das zweite LED-Array rezipierbar ist.</text:p>
      <text:p text:style-name="P3"><text:s/></text:p>
      <text:p text:style-name="P3"/>
      <text:p text:style-name="P10">4. Nachwort</text:p>
      <text:p text:style-name="P22"/>
      <text:p text:style-name="P16">4.1 Aufgetretene Probleme</text:p>
      <text:p text:style-name="P3"/>
      <text:p text:style-name="P3">Im Verlauf des Projekts sind einige Fehler aufgetreten:</text:p>
      <text:p text:style-name="P3"/>
      <text:p text:style-name="P3">Zum Einstellen der Zeit wird ein DIP-Schalter verwendet. Dieser war im ersten Schaltplan hinter dem Latch für die Speicheradresse eingebaut, so dass jedes Mal, wenn man den Speicher eine neue Adresse zuweisen wollte, der Latch dem Speicher im nächsten Takt nicht die neue die Adresse zugewies, sondern die, die <text:s/>er noch gespeichert hatte.</text:p>
      <text:p text:style-name="P3">Dies wurde durch platzieren des DIP-Schalters vor dem Latch behoben, so dass die neue Adresse jetzt über diesen gepuffert wird.</text:p>
      <text:p text:style-name="P3"/>
      <text:p text:style-name="P3">Beim einer Änderung der Verdrahtung der Bauteile auf dem Streckbrett wurden zwei Kabel vertauscht. Durch diese zwei überkreuzten Kabel sind schwer zu findende Fehler aufgetreten. </text:p>
      <text:p text:style-name="P3">Um diesen Fehler zu finden wurde der Speicherinhalt noch zweimal gegengelesen und ein Debugging durch einen Einzeilschritttakt betrieben.</text:p>
      <text:p text:style-name="P3"/>
      <text:p text:style-name="P3">Der Speicher wird durch den Takt mit gesteuert, so dass man zwei Latches differenziert anspricht. Hierbei war der Takt ursprünglich auf Adresspin 0 gelegt, sodass immer die Information der nächsten Zähladresse neben dem auszugebenden Ton lag. Dies hat beim Programmieren des Speichers sehr große Aufmerksamkeit erfordert und es sind etliche Programmierfehler aufgetreten. Um dies zu erleichtern wurde der Takt auf Adresspin 8 gelegt. Daher sind im Speicher zwei Blöcke entstanden, welche viel einfacher zu programmieren sind, da mit nicht mehr jede Zweite Speicherstelle überspringen muss.</text:p>
      <text:p text:style-name="P3"/>
      <text:p text:style-name="P3">Es sind noch einige weitere Fehler aufgetreten, doch die hier genannten waren die Markantesten und die <text:s/>Ungenannten im Vergleich trivial.</text:p>
      <text:p text:style-name="P3"><text:soft-page-break/></text:p>
      <text:p text:style-name="P16">4.2 Persönlicher Kommentar</text:p>
      <text:p text:style-name="P3"/>
      <text:p text:style-name="P3">Die Arbeit hat einen sehr interessanten Einblick in die Erstellung von Hardwareschaltwerken geliefert. So zum Beispiel musste man sich einmal wirklich Gedanken über das Mapping der Schaltung machen, wobei wir, unserer Meinung nach, keine zufriedenstellende Lösung gefunden haben. Dies wurde auch noch erschwert durch die scheinbar willkürliche Pinbelegung mancher Bauteile. </text:p>
      <text:p text:style-name="P3">Auch war es eine schöne Erfahrung, viele gelernte Dinge einfach mal anwenden zu können und es ist erschreckend wie viel von dem, was man eigentlich weiß, nicht bewusst angewandt werden kann. Man macht einen Fehler und sucht nach der Ursache. Nachdem man sie gefunden hat überlegt man sich, wieso man diesen Fehler überhaupt machen konnte. Denn zu diesem Fehler hat man schon im Hardwarepraktikum eine Aufgabe bearbeitet, zum Beispiel zum Verhalten von Signalen unter Lastwiderständen.</text:p>
      <text:p text:style-name="P3">Insgesamt war es ein anstrengendes Projekt, welches unser Interesse am Fach hat wachsen lassen.</text:p>
      <text:p text:style-name="P3"/>
      <text:p text:style-name="P10">5. Anhang</text:p>
      <text:p text:style-name="P3"/>
      <text:list xml:id="list151200223" text:style-name="L7">
        <text:list-item>
          <text:p text:style-name="P4">Prinzipschaltbild</text:p>
        </text:list-item>
        <text:list-item>
          <text:p text:style-name="P4">Schaltplan</text:p>
        </text:list-item>
        <text:list-item>
          <text:p text:style-name="P4">Speicherinhalt</text:p>
        </text:list-item>
        <text:list-item>
          <text:p text:style-name="P4">Notenblatt „Korobeiniki“</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Lohit Hindi1" svg:font-family="'Lohit Hindi'"/>
    <style:font-face style:name="OpenSymbol" svg:font-family="OpenSymbol"/>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hc </meta:initial-creator>
    <meta:creation-date>2011-07-25T09:49:43</meta:creation-date>
    <dc:date>2011-07-25T11:16:22</dc:date>
    <dc:creator>hc </dc:creator>
    <meta:editing-duration>PT1H26M39S</meta:editing-duration>
    <meta:editing-cycles>7</meta:editing-cycles>
    <meta:generator>LibreOffice/3.3$Linux LibreOffice_project/330m19$Build-202</meta:generator>
    <meta:document-statistic meta:table-count="2" meta:image-count="0" meta:object-count="0" meta:page-count="8" meta:paragraph-count="148" meta:word-count="1518" meta:character-count="10455"/>
  </office:meta>
</office:document-meta>
</file>